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rsid="001f5816" officeooo:paragraph-rsid="001f5816" style:font-size-asian="14pt" style:font-size-complex="16pt"/>
    </style:style>
    <style:style style:name="P2" style:family="paragraph" style:parent-style-name="Standard">
      <style:paragraph-properties fo:text-align="justify" style:justify-single-word="false"/>
      <style:text-properties fo:font-size="16pt" officeooo:rsid="0020792f" officeooo:paragraph-rsid="0020792f" style:font-size-asian="14pt" style:font-size-complex="16pt"/>
    </style:style>
    <style:style style:name="P3" style:family="paragraph" style:parent-style-name="Standard">
      <style:paragraph-properties fo:text-align="justify" style:justify-single-word="false"/>
      <style:text-properties fo:font-size="16pt" officeooo:rsid="002201c5" officeooo:paragraph-rsid="002201c5" style:font-size-asian="14pt" style:font-size-complex="16pt"/>
    </style:style>
    <style:style style:name="P4" style:family="paragraph" style:parent-style-name="Standard">
      <style:paragraph-properties fo:text-align="justify" style:justify-single-word="false"/>
      <style:text-properties fo:font-size="16pt" officeooo:rsid="0022a359" officeooo:paragraph-rsid="0022a359" style:font-size-asian="14pt" style:font-size-complex="16pt"/>
    </style:style>
    <style:style style:name="P5" style:family="paragraph" style:parent-style-name="Standard">
      <style:paragraph-properties fo:text-align="justify" style:justify-single-word="false"/>
      <style:text-properties fo:font-size="16pt" officeooo:rsid="002314d1" officeooo:paragraph-rsid="002314d1" style:font-size-asian="14pt" style:font-size-complex="16pt"/>
    </style:style>
    <style:style style:name="P6" style:family="paragraph" style:parent-style-name="Standard">
      <style:paragraph-properties fo:text-align="justify" style:justify-single-word="false"/>
      <style:text-properties fo:font-size="16pt" officeooo:rsid="002314d1" officeooo:paragraph-rsid="0024f982" style:font-size-asian="14pt" style:font-size-complex="16pt"/>
    </style:style>
    <style:style style:name="P7" style:family="paragraph" style:parent-style-name="Standard">
      <style:paragraph-properties fo:text-align="justify" style:justify-single-word="false"/>
      <style:text-properties fo:font-size="16pt" officeooo:rsid="0027668c" officeooo:paragraph-rsid="0027668c" style:font-size-asian="14pt" style:font-size-complex="16pt"/>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officeooo:rsid="001f5816" officeooo:paragraph-rsid="001f5816" style:font-size-asian="14pt" style:font-size-complex="16pt"/>
    </style:style>
    <style:style style:name="P9"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22a359" officeooo:paragraph-rsid="0022a359" style:font-size-asian="14pt" style:font-style-asian="normal" style:font-weight-asian="bold" style:font-size-complex="16pt" style:font-style-complex="normal"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font-size="16pt" officeooo:rsid="002314d1" officeooo:paragraph-rsid="0024f982" style:font-size-asian="14pt" style:font-size-complex="16pt"/>
    </style:style>
    <style:style style:name="P11" style:family="paragraph" style:parent-style-name="Standard">
      <style:paragraph-properties fo:margin-left="1.251cm" fo:margin-right="0cm" fo:text-align="justify" style:justify-single-word="false" fo:text-indent="0cm" style:auto-text-indent="false"/>
      <style:text-properties fo:font-size="16pt" officeooo:rsid="0024f982" officeooo:paragraph-rsid="0024f982" style:font-size-asian="14pt" style:font-size-complex="16pt"/>
    </style:style>
    <style:style style:name="P12" style:family="paragraph" style:parent-style-name="Standard">
      <style:paragraph-properties fo:margin-left="1.251cm" fo:margin-right="0cm" fo:text-align="justify" style:justify-single-word="false" fo:text-indent="0cm" style:auto-text-indent="false"/>
      <style:text-properties fo:font-size="16pt" officeooo:rsid="0027668c" officeooo:paragraph-rsid="0027668c" style:font-size-asian="14pt" style:font-size-complex="16pt"/>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de4b8"/>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6c1e0"/>
    </style:style>
    <style:style style:name="P15" style:family="paragraph" style:parent-style-name="Standard">
      <style:paragraph-properties fo:margin-left="0cm" fo:margin-right="0cm" fo:text-align="justify" style:justify-single-word="false" fo:text-indent="0cm" style:auto-text-indent="false"/>
      <style:text-properties fo:font-size="16pt" fo:font-style="normal" style:text-underline-style="solid" style:text-underline-width="auto" style:text-underline-color="font-color" fo:font-weight="bold" officeooo:rsid="0022a359" officeooo:paragraph-rsid="0039c6a5" style:font-size-asian="14pt" style:font-style-asian="normal" style:font-weight-asian="bold" style:font-size-complex="16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properties officeooo:rsid="003e0706" officeooo:paragraph-rsid="003e0706"/>
    </style:style>
    <style:style style:name="P17" style:family="paragraph" style:parent-style-name="Standard">
      <style:paragraph-properties fo:margin-left="0cm" fo:margin-right="0cm" fo:text-align="justify" style:justify-single-word="false" fo:text-indent="0cm" style:auto-text-indent="false"/>
      <style:text-properties officeooo:rsid="003e69f4" officeooo:paragraph-rsid="003e69f4"/>
    </style:style>
    <style:style style:name="P18" style:family="paragraph" style:parent-style-name="Footer">
      <style:paragraph-properties fo:text-align="end" style:justify-single-word="false"/>
      <style:text-properties fo:color="#2a6099" loext:opacity="100%" fo:font-size="16pt" fo:font-weight="bold" style:font-size-asian="16pt" style:font-weight-asian="bold" style:font-size-complex="16pt" style:font-weight-complex="bold"/>
    </style:style>
    <style:style style:name="P19" style:family="paragraph" style:parent-style-name="Standard" style:list-style-name="L1">
      <style:paragraph-properties fo:text-align="justify" style:justify-single-word="false"/>
      <style:text-properties fo:font-size="16pt" officeooo:rsid="002314d1" officeooo:paragraph-rsid="002314d1" style:font-size-asian="14pt" style:font-size-complex="16pt"/>
    </style:style>
    <style:style style:name="P20" style:family="paragraph" style:parent-style-name="Standard" style:list-style-name="L1">
      <style:paragraph-properties fo:text-align="justify" style:justify-single-word="false"/>
      <style:text-properties fo:font-size="16pt" officeooo:rsid="002314d1" officeooo:paragraph-rsid="0024f982" style:font-size-asian="14pt" style:font-size-complex="16pt"/>
    </style:style>
    <style:style style:name="P21" style:family="paragraph" style:parent-style-name="Standard" style:list-style-name="L1">
      <style:paragraph-properties fo:text-align="justify" style:justify-single-word="false"/>
      <style:text-properties fo:font-size="16pt" officeooo:rsid="0027668c" officeooo:paragraph-rsid="0027668c" style:font-size-asian="14pt" style:font-size-complex="16pt"/>
    </style:style>
    <style:style style:name="P22" style:family="paragraph" style:parent-style-name="Standard" style:list-style-name="L1">
      <style:paragraph-properties fo:text-align="justify" style:justify-single-word="false"/>
      <style:text-properties fo:font-size="16pt" officeooo:rsid="002d2d1f" officeooo:paragraph-rsid="002d2d1f" style:font-size-asian="14pt" style:font-size-complex="16pt"/>
    </style:style>
    <style:style style:name="P23" style:family="paragraph" style:parent-style-name="Standard">
      <style:paragraph-properties fo:text-align="justify" style:justify-single-word="false"/>
      <style:text-properties fo:font-size="16pt" officeooo:rsid="002d2d1f" officeooo:paragraph-rsid="002d2d1f" style:font-size-asian="14pt" style:font-size-complex="16pt"/>
    </style:style>
    <style:style style:name="P24" style:family="paragraph" style:parent-style-name="Standard" style:list-style-name="L1">
      <style:paragraph-properties fo:text-align="justify" style:justify-single-word="false"/>
      <style:text-properties fo:font-size="16pt" officeooo:rsid="002de4b8" officeooo:paragraph-rsid="002de4b8" style:font-size-asian="14pt" style:font-size-complex="16pt"/>
    </style:style>
    <style:style style:name="P25" style:family="paragraph" style:parent-style-name="Standard" style:list-style-name="L1">
      <style:paragraph-properties fo:text-align="justify" style:justify-single-word="false"/>
      <style:text-properties fo:font-size="16pt" officeooo:rsid="002f1d68" officeooo:paragraph-rsid="002f1d68" style:font-size-asian="14pt" style:font-size-complex="16pt"/>
    </style:style>
    <style:style style:name="P26" style:family="paragraph" style:parent-style-name="Standard" style:list-style-name="L1">
      <style:paragraph-properties fo:text-align="justify" style:justify-single-word="false"/>
      <style:text-properties fo:font-size="16pt" officeooo:rsid="0030f011" officeooo:paragraph-rsid="0030f011" style:font-size-asian="14pt" style:font-size-complex="16pt"/>
    </style:style>
    <style:style style:name="P27" style:family="paragraph" style:parent-style-name="Standard">
      <style:paragraph-properties fo:text-align="justify" style:justify-single-word="false"/>
      <style:text-properties fo:font-size="16pt" officeooo:rsid="0030f011" officeooo:paragraph-rsid="0030f011" style:font-size-asian="14pt" style:font-size-complex="16pt"/>
    </style:style>
    <style:style style:name="P28" style:family="paragraph" style:parent-style-name="Standard" style:list-style-name="L1">
      <style:paragraph-properties fo:text-align="justify" style:justify-single-word="false"/>
      <style:text-properties fo:font-size="16pt" officeooo:rsid="0031c9ba" officeooo:paragraph-rsid="0031c9ba" style:font-size-asian="14pt" style:font-size-complex="16pt"/>
    </style:style>
    <style:style style:name="P29" style:family="paragraph" style:parent-style-name="Standard">
      <style:paragraph-properties fo:text-align="justify" style:justify-single-word="false"/>
      <style:text-properties fo:font-size="16pt" officeooo:rsid="0031c9ba" officeooo:paragraph-rsid="00335d2d" style:font-size-asian="14pt" style:font-size-complex="16pt"/>
    </style:style>
    <style:style style:name="P30"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2d2d1f" officeooo:paragraph-rsid="002d2d1f" style:font-size-asian="14pt" style:font-style-asian="normal" style:font-weight-asian="bold" style:font-size-complex="16pt" style:font-style-complex="normal" style:font-weight-complex="bold"/>
    </style:style>
    <style:style style:name="P31" style:family="paragraph" style:parent-style-name="Standard" style:list-style-name="L1">
      <style:paragraph-properties fo:text-align="justify" style:justify-single-word="false"/>
      <style:text-properties officeooo:paragraph-rsid="002f1d68"/>
    </style:style>
    <style:style style:name="P32" style:family="paragraph" style:parent-style-name="Standard" style:list-style-name="L1">
      <style:paragraph-properties fo:text-align="justify" style:justify-single-word="false"/>
      <style:text-properties officeooo:paragraph-rsid="00335d2d"/>
    </style:style>
    <style:style style:name="P33" style:family="paragraph" style:parent-style-name="Standard">
      <style:paragraph-properties fo:margin-left="1.251cm" fo:margin-right="0cm" fo:text-align="justify" style:justify-single-word="false" fo:text-indent="0cm" style:auto-text-indent="false"/>
      <style:text-properties fo:font-size="16pt" officeooo:rsid="002de4b8" officeooo:paragraph-rsid="002de4b8" style:font-size-asian="14pt" style:font-size-complex="16pt"/>
    </style:style>
    <style:style style:name="P34" style:family="paragraph" style:parent-style-name="Standard">
      <style:paragraph-properties fo:margin-left="1.251cm" fo:margin-right="0cm" fo:text-align="justify" style:justify-single-word="false" fo:text-indent="0cm" style:auto-text-indent="false"/>
      <style:text-properties fo:font-size="16pt" officeooo:rsid="0027668c" officeooo:paragraph-rsid="002de4b8" style:font-size-asian="14pt" style:font-size-complex="16pt"/>
    </style:style>
    <style:style style:name="P35" style:family="paragraph" style:parent-style-name="Standard">
      <style:paragraph-properties fo:margin-left="1.251cm" fo:margin-right="0cm" fo:text-align="justify" style:justify-single-word="false" fo:text-indent="0cm" style:auto-text-indent="false"/>
      <style:text-properties fo:font-size="16pt" officeooo:rsid="0027668c" officeooo:paragraph-rsid="0036c1e0" style:font-size-asian="14pt" style:font-size-complex="16pt"/>
    </style:style>
    <style:style style:name="P36" style:family="paragraph" style:parent-style-name="Standard">
      <style:paragraph-properties fo:margin-left="1.251cm" fo:margin-right="0cm" fo:text-align="justify" style:justify-single-word="false" fo:text-indent="0cm" style:auto-text-indent="false"/>
      <style:text-properties fo:font-size="16pt" officeooo:rsid="0030f011" officeooo:paragraph-rsid="0030f011" style:font-size-asian="14pt" style:font-size-complex="16pt"/>
    </style:style>
    <style:style style:name="P37" style:family="paragraph" style:parent-style-name="Standard">
      <style:paragraph-properties fo:margin-left="1.251cm" fo:margin-right="0cm" fo:text-align="justify" style:justify-single-word="false" fo:text-indent="0cm" style:auto-text-indent="false"/>
      <style:text-properties fo:font-size="16pt" officeooo:rsid="00341599" officeooo:paragraph-rsid="00341599" style:font-size-asian="14pt" style:font-size-complex="16pt"/>
    </style:style>
    <style:style style:name="P38" style:family="paragraph" style:parent-style-name="Standard">
      <style:paragraph-properties fo:margin-left="1.251cm" fo:margin-right="0cm" fo:text-align="justify" style:justify-single-word="false" fo:text-indent="0cm" style:auto-text-indent="false"/>
      <style:text-properties fo:font-size="16pt" officeooo:rsid="0034e914" officeooo:paragraph-rsid="0034e914" style:font-size-asian="14pt" style:font-size-complex="16pt"/>
    </style:style>
    <style:style style:name="P39" style:family="paragraph" style:parent-style-name="Standard" style:list-style-name="L1">
      <style:paragraph-properties fo:margin-left="0cm" fo:margin-right="0cm" fo:text-align="justify" style:justify-single-word="false" fo:text-indent="0cm" style:auto-text-indent="false"/>
      <style:text-properties officeooo:paragraph-rsid="0034e914"/>
    </style:style>
    <style:style style:name="P40" style:family="paragraph" style:parent-style-name="Standard" style:list-style-name="L1">
      <style:paragraph-properties fo:margin-left="0cm" fo:margin-right="0cm" fo:text-align="justify" style:justify-single-word="false" fo:text-indent="0cm" style:auto-text-indent="false"/>
      <style:text-properties officeooo:paragraph-rsid="00372cb9"/>
    </style:style>
    <style:style style:name="P41" style:family="paragraph" style:parent-style-name="Standard">
      <style:paragraph-properties fo:margin-left="0cm" fo:margin-right="0cm" fo:text-align="justify" style:justify-single-word="false" fo:text-indent="0cm" style:auto-text-indent="false"/>
      <style:text-properties fo:font-size="16pt" officeooo:rsid="00341599" officeooo:paragraph-rsid="0034e914" style:font-size-asian="14pt" style:font-size-complex="16pt"/>
    </style:style>
    <style:style style:name="P42" style:family="paragraph" style:parent-style-name="Standard" style:list-style-name="L1">
      <style:paragraph-properties fo:margin-left="0cm" fo:margin-right="0cm" fo:text-align="justify" style:justify-single-word="false" fo:text-indent="0cm" style:auto-text-indent="false"/>
      <style:text-properties fo:font-size="16pt" officeooo:rsid="0036c1e0" officeooo:paragraph-rsid="0036c1e0" style:font-size-asian="14pt" style:font-size-complex="16pt"/>
    </style:style>
    <style:style style:name="P43" style:family="paragraph" style:parent-style-name="Standard" style:list-style-name="L1">
      <style:paragraph-properties fo:margin-left="0cm" fo:margin-right="0cm" fo:text-align="justify" style:justify-single-word="false" fo:text-indent="0cm" style:auto-text-indent="false"/>
      <style:text-properties fo:font-size="16pt" officeooo:rsid="00372cb9" officeooo:paragraph-rsid="00372cb9" style:font-size-asian="14pt" style:font-size-complex="16pt"/>
    </style:style>
    <style:style style:name="P44" style:family="paragraph" style:parent-style-name="Standard">
      <style:paragraph-properties fo:margin-left="0cm" fo:margin-right="0cm" fo:text-align="justify" style:justify-single-word="false" fo:text-indent="0cm" style:auto-text-indent="false"/>
      <style:text-properties fo:font-size="16pt" officeooo:rsid="00372cb9" officeooo:paragraph-rsid="00372cb9" style:font-size-asian="14pt" style:font-size-complex="16pt"/>
    </style:style>
    <style:style style:name="P45" style:family="paragraph" style:parent-style-name="Standard">
      <style:paragraph-properties fo:margin-left="0cm" fo:margin-right="0cm" fo:text-align="justify" style:justify-single-word="false" fo:text-indent="0cm" style:auto-text-indent="false"/>
      <style:text-properties fo:font-size="16pt" officeooo:rsid="0031c9ba" officeooo:paragraph-rsid="00372cb9" style:font-size-asian="14pt" style:font-size-complex="16pt"/>
    </style:style>
    <style:style style:name="P46" style:family="paragraph" style:parent-style-name="Standard">
      <style:paragraph-properties fo:margin-left="0cm" fo:margin-right="0cm" fo:text-align="justify" style:justify-single-word="false" fo:text-indent="0cm" style:auto-text-indent="false"/>
      <style:text-properties fo:font-size="16pt" officeooo:rsid="0031c9ba" officeooo:paragraph-rsid="00390c93" style:font-size-asian="14pt" style:font-size-complex="16pt"/>
    </style:style>
    <style:style style:name="P47" style:family="paragraph" style:parent-style-name="Standard" style:list-style-name="L1">
      <style:paragraph-properties fo:margin-left="0cm" fo:margin-right="0cm" fo:text-align="justify" style:justify-single-word="false" fo:text-indent="0cm" style:auto-text-indent="false"/>
      <style:text-properties fo:font-size="16pt" officeooo:rsid="0037fc6a" officeooo:paragraph-rsid="0037fc6a" style:font-size-asian="14pt" style:font-size-complex="16pt"/>
    </style:style>
    <style:style style:name="P48" style:family="paragraph" style:parent-style-name="Standard">
      <style:paragraph-properties fo:margin-left="0cm" fo:margin-right="0cm" fo:text-align="justify" style:justify-single-word="false" fo:text-indent="0cm" style:auto-text-indent="false"/>
      <style:text-properties fo:font-size="16pt" officeooo:rsid="0037fc6a" officeooo:paragraph-rsid="0037fc6a" style:font-size-asian="14pt" style:font-size-complex="16pt"/>
    </style:style>
    <style:style style:name="P49" style:family="paragraph" style:parent-style-name="Standard" style:list-style-name="L1">
      <style:paragraph-properties fo:margin-left="0cm" fo:margin-right="0cm" fo:text-align="justify" style:justify-single-word="false" fo:text-indent="0cm" style:auto-text-indent="false"/>
      <style:text-properties fo:font-size="16pt" officeooo:rsid="00390c93" officeooo:paragraph-rsid="00390c93" style:font-size-asian="14pt" style:font-size-complex="16pt"/>
    </style:style>
    <style:style style:name="P50" style:family="paragraph" style:parent-style-name="Standard">
      <style:paragraph-properties fo:margin-left="0cm" fo:margin-right="0cm" fo:text-align="justify" style:justify-single-word="false" fo:text-indent="0cm" style:auto-text-indent="false"/>
      <style:text-properties fo:font-size="16pt" officeooo:rsid="00390c93" officeooo:paragraph-rsid="00390c93" style:font-size-asian="14pt" style:font-size-complex="16pt"/>
    </style:style>
    <style:style style:name="P51" style:family="paragraph" style:parent-style-name="Standard" style:list-style-name="L1">
      <style:paragraph-properties fo:margin-left="0cm" fo:margin-right="0cm" fo:text-align="justify" style:justify-single-word="false" fo:text-indent="0cm" style:auto-text-indent="false"/>
      <style:text-properties fo:font-size="16pt" officeooo:rsid="003a06e8" officeooo:paragraph-rsid="003a06e8" style:font-size-asian="14pt" style:font-size-complex="16pt"/>
    </style:style>
    <style:style style:name="P52" style:family="paragraph" style:parent-style-name="Standard">
      <style:paragraph-properties fo:margin-left="0cm" fo:margin-right="0cm" fo:text-align="justify" style:justify-single-word="false" fo:text-indent="0cm" style:auto-text-indent="false"/>
      <style:text-properties fo:font-size="16pt" officeooo:rsid="003a06e8" officeooo:paragraph-rsid="003a06e8" style:font-size-asian="14pt" style:font-size-complex="16pt"/>
    </style:style>
    <style:style style:name="P53" style:family="paragraph" style:parent-style-name="Standard" style:list-style-name="L1">
      <style:paragraph-properties fo:margin-left="0cm" fo:margin-right="0cm" fo:text-align="justify" style:justify-single-word="false" fo:text-indent="0cm" style:auto-text-indent="false"/>
      <style:text-properties fo:font-size="16pt" officeooo:rsid="003e0706" officeooo:paragraph-rsid="003e0706" style:font-size-asian="14pt" style:font-size-complex="16pt"/>
    </style:style>
    <style:style style:name="P54" style:family="paragraph" style:parent-style-name="Standard">
      <style:paragraph-properties fo:margin-left="0cm" fo:margin-right="0cm" fo:text-align="justify" style:justify-single-word="false" fo:text-indent="0cm" style:auto-text-indent="false"/>
      <style:text-properties fo:font-size="16pt" officeooo:rsid="003e0706" officeooo:paragraph-rsid="003e0706" style:font-size-asian="14pt" style:font-size-complex="16pt"/>
    </style:style>
    <style:style style:name="P55" style:family="paragraph" style:parent-style-name="Standard">
      <style:paragraph-properties fo:margin-left="0cm" fo:margin-right="0cm" fo:text-align="justify" style:justify-single-word="false" fo:text-indent="0cm" style:auto-text-indent="false"/>
      <style:text-properties fo:font-size="16pt" officeooo:rsid="003e69f4" officeooo:paragraph-rsid="003e0706" style:font-size-asian="14pt" style:font-size-complex="16pt"/>
    </style:style>
    <style:style style:name="P56" style:family="paragraph" style:parent-style-name="Standard">
      <style:paragraph-properties fo:margin-left="0cm" fo:margin-right="0cm" fo:text-align="justify" style:justify-single-word="false" fo:text-indent="0cm" style:auto-text-indent="false"/>
      <style:text-properties fo:font-size="16pt" officeooo:rsid="003e69f4" officeooo:paragraph-rsid="003e69f4" style:font-size-asian="14pt" style:font-size-complex="16pt"/>
    </style:style>
    <style:style style:name="P57" style:family="paragraph" style:parent-style-name="Standard" style:list-style-name="L1">
      <style:paragraph-properties fo:margin-left="0cm" fo:margin-right="0cm" fo:text-align="justify" style:justify-single-word="false" fo:text-indent="0cm" style:auto-text-indent="false"/>
      <style:text-properties fo:font-size="16pt" officeooo:rsid="00417be1" officeooo:paragraph-rsid="00417be1" style:font-size-asian="14pt" style:font-size-complex="16pt"/>
    </style:style>
    <style:style style:name="P58" style:family="paragraph" style:parent-style-name="Standard">
      <style:paragraph-properties fo:margin-left="0cm" fo:margin-right="0cm" fo:text-align="justify" style:justify-single-word="false" fo:text-indent="0cm" style:auto-text-indent="false"/>
      <style:text-properties fo:font-size="16pt" officeooo:rsid="00417be1" officeooo:paragraph-rsid="00417be1" style:font-size-asian="14pt" style:font-size-complex="16pt"/>
    </style:style>
    <style:style style:name="P59" style:family="paragraph" style:parent-style-name="Standard" style:list-style-name="L1">
      <style:paragraph-properties fo:margin-left="0cm" fo:margin-right="0cm" fo:text-align="justify" style:justify-single-word="false" fo:text-indent="0cm" style:auto-text-indent="false"/>
      <style:text-properties fo:font-size="16pt" officeooo:rsid="0041be44" officeooo:paragraph-rsid="00417be1" style:font-size-asian="14pt" style:font-size-complex="16pt"/>
    </style:style>
    <style:style style:name="P60" style:family="paragraph" style:parent-style-name="Standard">
      <style:paragraph-properties fo:margin-left="0cm" fo:margin-right="0cm" fo:text-align="justify" style:justify-single-word="false" fo:text-indent="0cm" style:auto-text-indent="false"/>
      <style:text-properties fo:font-size="16pt" officeooo:rsid="0041be44" officeooo:paragraph-rsid="00417be1" style:font-size-asian="14pt" style:font-size-complex="16pt"/>
    </style:style>
    <style:style style:name="P61" style:family="paragraph" style:parent-style-name="Standard">
      <style:paragraph-properties fo:margin-left="0cm" fo:margin-right="0cm" fo:text-align="justify" style:justify-single-word="false" fo:text-indent="0cm" style:auto-text-indent="false"/>
      <style:text-properties fo:font-size="16pt" officeooo:rsid="0041be44" officeooo:paragraph-rsid="0041be44" style:font-size-asian="14pt" style:font-size-complex="16pt"/>
    </style:style>
    <style:style style:name="P62" style:family="paragraph" style:parent-style-name="Standard">
      <style:paragraph-properties fo:margin-left="0cm" fo:margin-right="0cm" fo:text-align="justify" style:justify-single-word="false" fo:text-indent="0cm" style:auto-text-indent="false"/>
      <style:text-properties fo:font-size="16pt" officeooo:rsid="003444d7" officeooo:paragraph-rsid="0041be44" style:font-size-asian="14pt" style:font-size-complex="16pt"/>
    </style:style>
    <style:style style:name="P63" style:family="paragraph" style:parent-style-name="Standard">
      <style:paragraph-properties fo:margin-left="0cm" fo:margin-right="0cm" fo:text-align="justify" style:justify-single-word="false" fo:text-indent="0cm" style:auto-text-indent="false"/>
      <style:text-properties fo:font-size="16pt" officeooo:rsid="005879c1" officeooo:paragraph-rsid="005879c1" style:font-size-asian="14pt" style:font-size-complex="16pt"/>
    </style:style>
    <style:style style:name="P64" style:family="paragraph" style:parent-style-name="Standard">
      <style:paragraph-properties fo:margin-left="0cm" fo:margin-right="0cm" fo:text-align="justify" style:justify-single-word="false" fo:text-indent="0cm" style:auto-text-indent="false"/>
      <style:text-properties fo:font-size="16pt" officeooo:rsid="005ea482" officeooo:paragraph-rsid="005ea482" style:font-size-asian="14pt" style:font-size-complex="16pt"/>
    </style:style>
    <style:style style:name="P65" style:family="paragraph" style:parent-style-name="Standard" style:list-style-name="L1">
      <style:paragraph-properties fo:margin-left="0cm" fo:margin-right="0cm" fo:text-align="justify" style:justify-single-word="false" fo:text-indent="0cm" style:auto-text-indent="false"/>
      <style:text-properties officeooo:rsid="003444d7" officeooo:paragraph-rsid="0037fc6a"/>
    </style:style>
    <style:style style:name="P66" style:family="paragraph" style:parent-style-name="Standard" style:list-style-name="L1">
      <style:paragraph-properties fo:margin-left="0cm" fo:margin-right="0cm" fo:text-align="justify" style:justify-single-word="false" fo:text-indent="0cm" style:auto-text-indent="false"/>
      <style:text-properties officeooo:rsid="003444d7" officeooo:paragraph-rsid="00390c93"/>
    </style:style>
    <style:style style:name="T1" style:family="text">
      <style:text-properties officeooo:rsid="002201c5"/>
    </style:style>
    <style:style style:name="T2" style:family="text">
      <style:text-properties officeooo:rsid="0024f982"/>
    </style:style>
    <style:style style:name="T3" style:family="text">
      <style:text-properties officeooo:rsid="00291429"/>
    </style:style>
    <style:style style:name="T4" style:family="text">
      <style:text-properties officeooo:rsid="002a4e11"/>
    </style:style>
    <style:style style:name="T5" style:family="text">
      <style:text-properties fo:font-size="16pt" style:font-size-asian="14pt" style:font-size-complex="16pt"/>
    </style:style>
    <style:style style:name="T6" style:family="text">
      <style:text-properties fo:font-size="16pt" officeooo:rsid="0027668c" style:font-size-asian="14pt" style:font-size-complex="16pt"/>
    </style:style>
    <style:style style:name="T7" style:family="text">
      <style:text-properties fo:font-size="16pt" officeooo:rsid="002de4b8" style:font-size-asian="14pt" style:font-size-complex="16pt"/>
    </style:style>
    <style:style style:name="T8" style:family="text">
      <style:text-properties fo:font-size="16pt" officeooo:rsid="002f1d68" style:font-size-asian="14pt" style:font-size-complex="16pt"/>
    </style:style>
    <style:style style:name="T9" style:family="text">
      <style:text-properties fo:font-size="16pt" officeooo:rsid="0031c9ba" style:font-size-asian="14pt" style:font-size-complex="16pt"/>
    </style:style>
    <style:style style:name="T10" style:family="text">
      <style:text-properties fo:font-size="16pt" officeooo:rsid="0033308e" style:font-size-asian="14pt" style:font-size-complex="16pt"/>
    </style:style>
    <style:style style:name="T11" style:family="text">
      <style:text-properties fo:font-size="16pt" officeooo:rsid="00335d2d" style:font-size-asian="14pt" style:font-size-complex="16pt"/>
    </style:style>
    <style:style style:name="T12" style:family="text">
      <style:text-properties fo:font-size="16pt" officeooo:rsid="00341599" style:font-size-asian="14pt" style:font-size-complex="16pt"/>
    </style:style>
    <style:style style:name="T13" style:family="text">
      <style:text-properties fo:font-size="16pt" officeooo:rsid="00347c81" style:font-size-asian="14pt" style:font-size-complex="16pt"/>
    </style:style>
    <style:style style:name="T14" style:family="text">
      <style:text-properties fo:font-size="16pt" officeooo:rsid="0034e914" style:font-size-asian="14pt" style:font-size-complex="16pt"/>
    </style:style>
    <style:style style:name="T15" style:family="text">
      <style:text-properties fo:font-size="16pt" officeooo:rsid="0036c1e0" style:font-size-asian="14pt" style:font-size-complex="16pt"/>
    </style:style>
    <style:style style:name="T16" style:family="text">
      <style:text-properties fo:font-size="16pt" officeooo:rsid="00372cb9" style:font-size-asian="14pt" style:font-size-complex="16pt"/>
    </style:style>
    <style:style style:name="T17" style:family="text">
      <style:text-properties fo:font-size="16pt" officeooo:rsid="0037fc6a" style:font-size-asian="14pt" style:font-size-complex="16pt"/>
    </style:style>
    <style:style style:name="T18" style:family="text">
      <style:text-properties fo:font-size="16pt" officeooo:rsid="00390c93" style:font-size-asian="14pt" style:font-size-complex="16pt"/>
    </style:style>
    <style:style style:name="T19" style:family="text">
      <style:text-properties fo:font-size="16pt" officeooo:rsid="003e69f4" style:font-size-asian="14pt" style:font-size-complex="16pt"/>
    </style:style>
    <style:style style:name="T20" style:family="text">
      <style:text-properties fo:font-size="16pt" officeooo:rsid="004ec7fc" style:font-size-asian="14pt" style:font-size-complex="16pt"/>
    </style:style>
    <style:style style:name="T21" style:family="text">
      <style:text-properties fo:font-size="16pt" officeooo:rsid="0050c2f3" style:font-size-asian="14pt" style:font-size-complex="16pt"/>
    </style:style>
    <style:style style:name="T22" style:family="text">
      <style:text-properties officeooo:rsid="002d2d1f"/>
    </style:style>
    <style:style style:name="T23" style:family="text">
      <style:text-properties officeooo:rsid="002e291c"/>
    </style:style>
    <style:style style:name="T24" style:family="text">
      <style:text-properties officeooo:rsid="0039c6a5"/>
    </style:style>
    <style:style style:name="T25" style:family="text">
      <style:text-properties officeooo:rsid="0041e290"/>
    </style:style>
    <style:style style:name="T26" style:family="text">
      <style:text-properties officeooo:rsid="0045024c"/>
    </style:style>
    <style:style style:name="T27" style:family="text">
      <style:text-properties officeooo:rsid="00451a37"/>
    </style:style>
    <style:style style:name="T28" style:family="text">
      <style:text-properties officeooo:rsid="00458110"/>
    </style:style>
    <style:style style:name="T29" style:family="text">
      <style:text-properties officeooo:rsid="0046a642"/>
    </style:style>
    <style:style style:name="T30" style:family="text">
      <style:text-properties officeooo:rsid="0047cd1b"/>
    </style:style>
    <style:style style:name="T31" style:family="text">
      <style:text-properties officeooo:rsid="004a2f12"/>
    </style:style>
    <style:style style:name="T32" style:family="text">
      <style:text-properties officeooo:rsid="004bf120"/>
    </style:style>
    <style:style style:name="T33" style:family="text">
      <style:text-properties officeooo:rsid="004d2e6a"/>
    </style:style>
    <style:style style:name="T34" style:family="text">
      <style:text-properties officeooo:rsid="0055b077"/>
    </style:style>
    <style:style style:name="T35" style:family="text">
      <style:text-properties officeooo:rsid="0055d3ce"/>
    </style:style>
    <style:style style:name="T36" style:family="text">
      <style:text-properties officeooo:rsid="0056e623"/>
    </style:style>
    <style:style style:name="T37" style:family="text">
      <style:text-properties officeooo:rsid="00571cb7"/>
    </style:style>
    <style:style style:name="T38" style:family="text">
      <style:text-properties officeooo:rsid="00588bb8"/>
    </style:style>
    <style:style style:name="T39" style:family="text">
      <style:text-properties officeooo:rsid="0060c234"/>
    </style:style>
    <style:style style:name="T40" style:family="text">
      <style:text-properties officeooo:rsid="0062a8a7"/>
    </style:style>
    <style:style style:name="T41" style:family="text">
      <style:text-properties officeooo:rsid="00636dff"/>
    </style:style>
    <style:style style:name="T42" style:family="text">
      <style:text-properties officeooo:rsid="00666e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visão do Item X</text:p>
      <text:p text:style-name="P1"/>
      <text:p text:style-name="P2">Aqui Kardec responde às críticas das pessoas que argumentaram que a linguagem utilizada por certos Espíritos não condiz com a elevação atribuída a seres sobrenaturais.</text:p>
      <text:p text:style-name="P2"/>
      <text:p text:style-name="P2">Kardec diz que se essas pessoas tivessem prestado atenção ao resumo da Doutrina Espírita elas saberiam que, assim como os homens aqui na Terra, os Espíritos também não se encontram todos no mesmo grau de inteligência moral e intelectual. Desse fato decorre que manifestam-se Espíritos dos mais variados graus de elevação. Consequentemente, as comunições recebidas apresentam linguagens diferentes.</text:p>
      <text:p text:style-name="P2"/>
      <text:p text:style-name="P2">Kardec também afirma que as pessoas que pensam <text:span text:style-name="T25">que somente </text:span>os Espíritos inferiores <text:span text:style-name="T25">podem se comunicar conosco </text:span>desconhecem as reuniões onde Espíritos elevados se manifestam. Na verdade Kardec até lança uma crítica mais severa <text:span text:style-name="T1">sobre essas pessoas dizendo que é a própria inferioridade moral delas que faz com que se ocupem exclusivamente com as comunições dadas por Espíritos inferiores.</text:span></text:p>
      <text:p text:style-name="P2"/>
      <text:p text:style-name="P3">No Mundo Espiritual também há a sociedade boa e a sociedade má. Às pessoas que questionaram se os Espíritos superiores se ocupam conosco, Kardec aconselha que procurem se elevar, que busquem os Espíritos superiores <text:s/>em vez de ficarem à margem do caminho esperando que <text:span text:style-name="T26">eles </text:span>desçam até nós.</text:p>
      <text:p text:style-name="P3"/>
      <text:p text:style-name="P3">Há ainda as pessoas que dizem que todas as comunições espírita<text:span text:style-name="T27">s</text:span> promanam do diabo e que esse assumiria diversas formas com o propósito de nos enganar. Kardec explica que essa é uma teoria tão frágil que as próprias comunicações de cunho elevado a derrubam visto que seria necessária a existência de um diabo bom, responsável por transmitir tais comunicações.</text:p>
      <text:p text:style-name="P3"/>
      <text:p text:style-name="P3">Por fim, Kardec nos esclarece que a possibilidade de que somente Espíritos inferiores pudessem estar em contato com os homens é completamente contrária à onipotência, à bondade e à justiça divinas. <text:soft-page-break/>Como não podemos conceber Deus sem o grau máximo de perfeição em todos os seus atributos, seria inadmissível aceitar tal ideia.</text:p>
      <text:p text:style-name="P3"/>
      <text:p text:style-name="P9">Item XI</text:p>
      <text:p text:style-name="P4"/>
      <text:list xml:id="list736428395" text:style-name="L1">
        <text:list-item>
          <text:p text:style-name="P19">O que temos aqui é mais uma crítica lançada sem fundamentação. Como Kardec afirma, o número de Espíritos desconhecidos que se manifestam supera, em muito, o número de manifestações de personagens conhecidas. Se as pessoas que fizeram essa crítica tivessem procurado conhecer melhor o que se passava nas reuniões sérias, elas saberiam disso.</text:p>
        </text:list-item>
      </text:list>
      <text:p text:style-name="P5"/>
      <text:list xml:id="list124316476946197" text:continue-numbering="true" text:style-name="L1">
        <text:list-item>
          <text:p text:style-name="P20">Kardec nos explica que, nos casos em que não se busque a comunição com um Espírito específico, tal como um familiar ou um amigo, é natura<text:span text:style-name="T28">l</text:span> que se evoquem Espíritos que animaram personalidades que se destacaram em seus respectivos campos de atuação quando encarnados. </text:p>
        </text:list-item>
      </text:list>
      <text:p text:style-name="P6"/>
      <text:p text:style-name="P10">É muito claro e lógico esse raciocínio: quando queremos tratar assunto com seriedade buscamos as pessoas que possuem o conhecimento e a autoridad<text:span text:style-name="T29">e</text:span> necessárias para discorrer sobre aquele assunto. O mesmo se dá no contato com o Mundo Espiritual. <text:span text:style-name="T2">Porém, com uma enorme ressalva: a única maneira de nos certificarmos sobre a identidade do Espírito comunicante é através do teor de suas mensagens. Isso será discutido em detalhes no próximo item.</text:span></text:p>
      <text:p text:style-name="P10"/>
      <text:p text:style-name="P11">Daí a necessidade das reuniões sérias e médiuns disciplinados. Nos ambientes onde não há esse cuidado, Espíritos levianos e zombeteiros encontram espaço e podem se manifestar livremente, fazendo-se passar por qualquer Espírit<text:span text:style-name="T30">o</text:span> que tenha sido evocado.</text:p>
      <text:p text:style-name="P11"/>
      <text:list xml:id="list124316237482400" text:continue-numbering="true" text:style-name="L1">
        <text:list-item>
          <text:p text:style-name="P21">Nós sabemos que no Plano Espiritual as ciências tais como a <text:span text:style-name="T31">F</text:span>ísica, a <text:span text:style-name="T31">Q</text:span>uímica e a <text:span text:style-name="T31">B</text:span>iologia possuem leis com as quais os homens se<text:span text:style-name="T23">q</text:span>uer sonham. Como a morte física não nos transforma instantâneamente em Espíritos puros nem sábios, o homem que, enqua<text:span text:style-name="T32">n</text:span>to encarnado detinha grande conhecimento de determinado assunto, ao <text:soft-page-break/>desencarnar, irá se deparar com um universo de coisas novas referentes à aquele assunto que aqui na Terra ele dominava.</text:p>
        </text:list-item>
      </text:list>
      <text:p text:style-name="P7"/>
      <text:p text:style-name="P12">Por essa razão Kardec esclarece que não dá nada de absurdo no fato de que, o Espírito que era complemente versado em determinada matéria enquanto encarnad<text:span text:style-name="T3">o</text:span>, venha nos falar de coisas a<text:span text:style-name="T4">parentemente mais simples e meno</text:span><text:span text:style-name="T33">s</text:span><text:span text:style-name="T4"> importate. É <text:s/>porque, no Mundo Espiritual, ele se <text:s/>encontra na condição de aprend</text:span><text:span text:style-name="T22">iz.</text:span></text:p>
      <text:p text:style-name="P12"/>
      <text:list xml:id="list124318216505365" text:continue-numbering="true" text:style-name="L1">
        <text:list-item>
          <text:p text:style-name="P22">Exemplo de André Luiz.</text:p>
          <text:p text:style-name="P22"/>
        </text:list-item>
        <text:list-item>
          <text:p text:style-name="P22">Considerações sobre as críticas ao Espiritismo ao tempo da publicação de O Livro dos Espíritos.</text:p>
        </text:list-item>
      </text:list>
      <text:p text:style-name="P23"/>
      <text:p text:style-name="P30">Item XII</text:p>
      <text:p text:style-name="P30"/>
      <text:list xml:id="list124317278784628" text:continue-numbering="true" text:style-name="L1">
        <text:list-item>
          <text:p text:style-name="P24">A questão abordada aqui é de pleno conhecimento nosso nos dias atuais. É assunto amplamente estudado em O Livro dos Médiuns.</text:p>
          <text:p text:style-name="P24"/>
        </text:list-item>
      </text:list>
      <text:p text:style-name="P13"><text:span text:style-name="T7">Espíritos levianos e zombeteiros não perdem ocasião de tentarem se passar por personagens conhecidas apresentando-se com os nomes dessas personagens. Nas reuniões sérias nas quais os médiuns são disciplinados e o objetivo é tratar </text:span><text:span text:style-name="T20">de </text:span><text:span text:style-name="T7">assuntos elevados, esses Espírtios inferiores não encontram espaço. Porém, nos ambientes onde não há o cuidado necessário, onde se busca mais a distração do que o estudo sério, os Espíritos inferiores sentem-se livres para usarem o nome que quiserem e estão sempre prontos para falar aqui</text:span><text:span text:style-name="T21">lo</text:span><text:span text:style-name="T7"> que as pessoas querem ouvir, seja isso verdade ou não.</text:span></text:p>
      <text:p text:style-name="P33"/>
      <text:p text:style-name="P33">Kardec destaca que comprovar a identidade de um espírito é uma preocupação comum mesmo entre os adeptos mais fervorosos da Doutrina Espírita. E não poderia ser diferente. </text:p>
      <text:p text:style-name="P33"/>
      <text:p text:style-name="P33">Não sendo possível atestar a autenticidade de um Espírito através de sua aparência física ou através de um documento – como fazemos com as pessoas encarnadas – essa verificação precisa ser feita por outros meios.</text:p>
      <text:p text:style-name="P34"><text:soft-page-break/></text:p>
      <text:list xml:id="list124318369948282" text:continue-numbering="true" text:style-name="L1">
        <text:list-item>
          <text:p text:style-name="P31"><text:span text:style-name="T6"><text:s/></text:span><text:span text:style-name="T8">Quando o Espírito comunicante é íntimo a nós podemos atestar facilmente sua identidade: seu modo de falar, as palavras que usa e características específicas indicarão claramente que se trata da pessoa a quem conhecemos em vida.</text:span></text:p>
          <text:p text:style-name="P25"/>
        </text:list-item>
        <text:list-item>
          <text:p text:style-name="P26">Kardec nos diz que uma prova ainda maior da identidade de um Espírito é quando ele nos fala de coisas que são de conhecimento exclusivamente dele e nós. </text:p>
        </text:list-item>
      </text:list>
      <text:p text:style-name="P27"/>
      <text:p text:style-name="P36">Ainda que um Espírito inferior conseguisse imitar a linguagem usada por um Espírito caro a nós, o Espírito inferior não teria conhecimento <text:s/>das questões particulares. </text:p>
      <text:p text:style-name="P36"/>
      <text:p text:style-name="P36">Essa é uma prova tão incontestável da identidade do Espírito que é capaz de convencer o mais obstinado cético.</text:p>
      <text:p text:style-name="P27"/>
      <text:list xml:id="list124318232562054" text:continue-numbering="true" text:style-name="L1">
        <text:list-item>
          <text:p text:style-name="P28">A questão da caligrafia é apresentada como um meio de comprovação da identidade dos Espíritos. Não apenas na comparação da caligrafia do Espírito com a caligrafia que a pessoa tinha quando encarnada mas também no fato de que, todas as vezes que um Espírito se manifesta, a caligrafia é sempre a mesma. </text:p>
          <text:p text:style-name="P28"/>
          <text:p text:style-name="P28">Porém, Kardec nos alerta de que isso não é uma regra e vale destacar que um charlatão ou um médium mal intencionado poderia, após muito treino, desenvolver diferentes caligrafias e, dessa forma, fazer-se passar por um verdadeiro instrumento da Espiritualidade Superior. </text:p>
          <text:p text:style-name="P32"/>
        </text:list-item>
        <text:list-item>
          <text:p text:style-name="P32"><text:span text:style-name="T9">O que Kardec nos explica nesse parágrafo é que, quanto menos elevado um Espírito é, </text:span><text:span text:style-name="T10">mais influência corporal ele irá sofrer. Consequentemente, </text:span><text:span text:style-name="T9">mais características de sua última encarnação ele irá apresentar; </text:span><text:span text:style-name="T11">com mais facilidade ele se lembrará de fatos, circunstâncias ou particularidades de sua última existência.</text:span></text:p>
        </text:list-item>
      </text:list>
      <text:p text:style-name="P29"/>
      <text:p text:style-name="P37">Em havendo a manifestação de um Espírtito dessa natureza, essas particularidades - <text:s/>se expressadas pelo Espírito – constituem um <text:span text:style-name="T34">meio</text:span> valioso de se atestar sua identidade.</text:p>
      <text:p text:style-name="P37"/>
      <text:list xml:id="list124316579962598" text:continue-numbering="true" text:style-name="L1">
        <text:list-item>
          <text:p text:style-name="P39"><text:soft-page-break/><text:span text:style-name="T12">Na impossibilidade de se atestar a identidade de um Espírito por traços ou fatos específicos, </text:span><text:span text:style-name="T13">essa comprovação </text:span><text:span text:style-name="T12">sempre </text:span><text:span text:style-name="T13">pode ser obtida </text:span><text:span text:style-name="T12">através da linguagem utilizada e pelo caráter denotado durante a comunicação.</text:span></text:p>
        </text:list-item>
      </text:list>
      <text:p text:style-name="P41"/>
      <text:p text:style-name="P38">Diga-se de passagem, esse é o meio mais eficaz de se avaliar <text:span text:style-name="T35">a </text:span>qualidade de uma comunicação. Jesus nos ensinou que a árvore má não dá bons frutos assim como a boa árvore não dá frutos ruins. </text:p>
      <text:p text:style-name="P38"/>
      <text:p text:style-name="P38">Espíritos inferiores quando se manifestam utilizando nomes de pessoas respeitáveis, se forem inquiridos por pessoas sérias e estudiosas do Espiriti<text:span text:style-name="T36">s</text:span>mo, mais cedo ou mais tarde serão desmascarado<text:span text:style-name="T37">s</text:span>, seja pela linguagem inferior, seja por expressarem pensamentos ou ideias contrárias ao bem.</text:p>
      <text:p text:style-name="P38"/>
      <text:p text:style-name="P14"><text:span text:style-name="T14">Contudo, é preciso ter em mente que nem sempre é fácil descobrir o embuste. Muitas pessoas pensam que os Espíritos moralmente inferiores não são inteligentes. </text:span><text:span text:style-name="T15">Esse é um equívoco perigoso. Há muitos Espíritos inferiores, alguns que chegam mesmo a ser maus, dotados de grande inteligência intelectual. Tais Espíritos podem facilmente enganar pessoas menos preparadas devido à linguagem afetada e à sutileza com que lançam ideias contrárias ao bem.</text:span></text:p>
      <text:p text:style-name="P35"/>
      <text:list xml:id="list124317410703846" text:continue-numbering="true" text:style-name="L1">
        <text:list-item>
          <text:p text:style-name="P42">A identificação dos Espíritos através de nomes é uma necessidade exclusiva nossa, encarnados. A maioria dos Espíritos elevados provavelmente se manifestaria sem se designar por um nome específico se nós não fôssemos tão necessitados de identificá-los por um nome.</text:p>
          <text:p text:style-name="P42"/>
          <text:p text:style-name="P40"><text:span text:style-name="T15">Nesse parágrafo Kardec nos apresenta uma questão bastante interessante: diferentes Espíritos que se encontrem no mesmo grau de elevação moral podem manifestar-se usando </text:span><text:span text:style-name="T16">um mesmo e único nome.</text:span></text:p>
          <text:p text:style-name="P43"/>
        </text:list-item>
      </text:list>
      <text:p text:style-name="P44">Como exemplo Kardec nos fala de Fénelon: se um Espírito se comunica e diz ser Fénelon, não importa se de fato <text:s/>trata-se de Fénelon. Conquanto o Espírito comunicante transmita mensagens que denotem a elevação moral de Fénelon, nenhum mal há que aquele Espírito não seja o próprio Fénelon.</text:p>
      <text:p text:style-name="P44"><text:soft-page-break/></text:p>
      <text:p text:style-name="P63">Obviamente que nas comunicações onde o nome dado pelo Espírito comunicante for de um Espírito muito elevado, o conteúdo da mensagem precisa ser muito cuidadosamente avaliado. Por exemplo: um Espírito se manifesta dizendo ser Chico Xavier. Em sua comunicação esse Espírito diz “Precisamos buscar o amor em tudo e perdoar todas as ofensas”. <text:span text:style-name="T38">Naturalmente que esse é o tipo de conselho que viria do nosso querido e saudoso Chico Xavier. Porém, Chico certamente nos transmitiria uma mensagem muito mais rica, muito mais profunda. Julgar que se trata realmente de Chico Xavier simplesmente por causa da frase citada seria muito arriscado.</text:span></text:p>
      <text:p text:style-name="P44"/>
      <text:p text:style-name="P44">Sugestão de leitura a respeito do assunto: O Livro dos Médiuns, capítulo XXIV – Da identidade dos Espíritos, itens 255 e 256.</text:p>
      <text:p text:style-name="P45"/>
      <text:list xml:id="list124317476619455" text:continue-numbering="true" text:style-name="L1">
        <text:list-item>
          <text:p text:style-name="P65"><text:span text:style-name="T17">Aqui nós encontramos uma espécie de “efeito colateral” da possibilidade de um Espírito manifestar-sem em nome de outro. Dentre todos os problemas que podem decorrer, sem dúvida alguma que o mais frequente e também <text:s/>o mais perigoso é a mistificação.</text:span></text:p>
          <text:p text:style-name="P47"/>
          <text:p text:style-name="P47">Kardec ressalta que a prática do Espiritismo não é coisa simples: exige a mesma disciplina e seriedade, demanda tempo e esforço como o estudo de qualquer outra ciência.</text:p>
        </text:list-item>
      </text:list>
      <text:p text:style-name="P48"/>
      <text:list xml:id="list124318078079081" text:continue-numbering="true" text:style-name="L1">
        <text:list-item>
          <text:p text:style-name="P66"><text:span text:style-name="T9">É </text:span><text:span text:style-name="T18">muito interessante essa observação de Kardec. Ele diz que não é possível simular os eventos relacionados ao Espiritismo. É preciso aguardar que eles se produzam de maneira natural. </text:span></text:p>
          <text:p text:style-name="P49"/>
          <text:p text:style-name="P49">Para as pessoas de mente aberta, sem ideias pré-concebidas e dispostas a aprender, os fenômenos Espíritas são uma fonte inesgotável de ensinamentos.</text:p>
        </text:list-item>
      </text:list>
      <text:p text:style-name="P50"/>
      <text:p text:style-name="P64">Para o homem comum uma flor é algo que não alcança nada além dos sentidos físicos; para o sábio essa mesma flor inspira a alma. Assim deve ser nossa vivência do Espiritismo: deixar que ele vá além da superficialidade das coisas, deixar que ele atinja o nosso âmago promovendo em nós as mudanças para melhor.</text:p>
      <text:list xml:id="list124317957649288" text:continue-numbering="true" text:style-name="L1">
        <text:list-header>
          <text:p text:style-name="P49"><text:soft-page-break/></text:p>
        </text:list-header>
      </text:list>
      <text:p text:style-name="P46"/>
      <text:p text:style-name="P15"><text:span text:style-name="T22">Item XII</text:span><text:span text:style-name="T24">I</text:span></text:p>
      <text:p text:style-name="P15"/>
      <text:list xml:id="list124318034117430" text:continue-numbering="true" text:style-name="L1">
        <text:list-item>
          <text:p text:style-name="P51">Kardec aqui reforça que os Espíritos desencarnados, assim como os encarnados, encontram-se nos mais diversos graus de evolução moral e intelectual. Como consequência, a linguagem de que se valem em suas comunicações é igualmente diversa.</text:p>
        </text:list-item>
      </text:list>
      <text:p text:style-name="P52"/>
      <text:p text:style-name="P52"/>
      <text:list xml:id="list124318364397467" text:continue-numbering="true" text:style-name="L1">
        <text:list-item>
          <text:p text:style-name="P53">A crítica apresentada aqui é a seguinte: compreende-se claramente que Espíritos de graus de evolução diferentes apresentem pontos de vista diferentes sobre uma mesma questão. Mas por quê existe divergência de opinião mesmo entre Espíritos superiores? </text:p>
        </text:list-item>
      </text:list>
      <text:p text:style-name="P54"/>
      <text:p text:style-name="P16"><text:span text:style-name="T5">Os críticos do Espiritismo entendem que essa divergência não deveria existir </text:span><text:span text:style-name="T19">já que trata-se de Espíritos superiores e que se encontram no mesmo grau de evolução.</text:span></text:p>
      <text:p text:style-name="P55"/>
      <text:p text:style-name="P56">Kardec contra-argumenta que há muitas questões que podem influenciar na natureza das respostas dadas pelos Espíritos, mesmo os superiores.</text:p>
      <text:p text:style-name="P56"/>
      <text:p text:style-name="P17"><text:span text:style-name="T5">Ele diz que o entendimento dessa questão – assim como de várias outras – só virá com o tempo. Como toda e qualquer ciência, o Espiritismo também precisa ser estudado com esforço, perseverança e uma observação profunda. Sem isso não nos será possível conhecer a “Ciência do Infinito”, maneira pela qual Kardec refere-se ao Espiritismo.</text:span></text:p>
      <text:list xml:id="list124316327923692" text:continue-numbering="true" text:style-name="L1">
        <text:list-header>
          <text:p text:style-name="P53"/>
        </text:list-header>
        <text:list-item>
          <text:p text:style-name="P57">Kardec nos explica que muitas vezes as pessoas veêm divergências de opiniões onde, na verdade, não há. O que acontece é que os Espíritos se valem de termos e palavras diferentes pa<text:span text:style-name="T39">r</text:span>a expressar<text:span text:style-name="T39">em</text:span> exatamente a mesma ideia. </text:p>
        </text:list-item>
      </text:list>
      <text:p text:style-name="P58"/>
      <text:p text:style-name="P58">Nós vemos isso com uma certa frequência no Evangelho: uma mesma passagem que tenha sido registrada por dois ou mais apóstolos, geralmente apresenta diferenças nas palavras anotadas por cada um d<text:span text:style-name="T40">ele</text:span>s. Entretanto, <text:soft-page-break/>a ideia principal, o ensinamento de Jesus, está <text:span text:style-name="T41">contido </text:span>ali apesar das diferentes narrativas.</text:p>
      <text:p text:style-name="P58"/>
      <text:p text:style-name="P58">Outra possível causa para as supostas divergências é a maneira como a questão é apresentada aos Espíritos. Formulam-se diferentes perguntas e esperam obter a mesma resposta. </text:p>
      <text:p text:style-name="P58"/>
      <text:p text:style-name="P58">Kardec enfatiza – como temos visto amplamente na codificação Espírita – que para os Espíritos superiores o que importa realmente é a ideia, o pensamento sendo expressado; para eles, a forma utilizada pouco importa.</text:p>
      <text:list xml:id="list124318002984973" text:continue-numbering="true" text:style-name="L1">
        <text:list-header>
          <text:p text:style-name="P57"/>
        </text:list-header>
        <text:list-item>
          <text:p text:style-name="P59">Aqui nos são apresentados alguns exemplos de coisas que são definidas através de diferentes expressões que, no fim, referem-se sempre a uma única ideia.</text:p>
        </text:list-item>
      </text:list>
      <text:p text:style-name="P60"/>
      <text:p text:style-name="P61">Kardec, com muita sabedoria, fala de como na prática isso acontece com as próprias ciências do nosso mundo. Embora ele se utilize da Botânica como exemplo, sabemos que é possível aprender certos sistemas na Matemática ou na Química através de métodos desenvolvidos por diferentes estudiosos ou cientistas.</text:p>
      <text:p text:style-name="P61"/>
      <text:p text:style-name="P61">No estudo do Espiritismo deve prevalecer sempre a observação profunda, o bom senso e a crítica racional de forma a absorver a essência das coisas sem o apego desnecessário à forma.</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6pt" style:font-size-asian="14pt"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2a6099" loext:opacity="100%" fo:font-size="16pt" fo:font-weight="bold" style:font-size-asian="16pt" style:font-weight-asian="bold" style:font-size-complex="16pt" style:font-weight-complex="bold"/>
    </style:style>
    <style:style style:name="MT1" style:family="text">
      <style:text-properties officeooo:rsid="00666e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ágina </text:span><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4T13:54:53.682016875</meta:creation-date>
    <dc:date>2021-08-31T11:53:13.632448031</dc:date>
    <meta:editing-duration>PT6H26M19S</meta:editing-duration>
    <meta:editing-cycles>59</meta:editing-cycles>
    <meta:generator>LibreOffice/7.1.5.2$Linux_X86_64 LibreOffice_project/10$Build-2</meta:generator>
    <meta:print-date>2021-08-31T11:53:30.231914145</meta:print-date>
    <meta:document-statistic meta:table-count="0" meta:image-count="0" meta:object-count="0" meta:page-count="8" meta:paragraph-count="57" meta:word-count="2117" meta:character-count="13329" meta:non-whitespace-character-count="11260"/>
  </office:meta>
</office:document-meta>
</file>